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2-30_02-35-01_000.jpg</text:p>
          </table:table-cell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2-30_02-35-07_000.jpg</text:p>
          </table:table-cell>
          <table:table-cell table:style-name="ce12" office:value-type="string">
            <text:p>:m :PHOTO 寝た時刻 / 2021</text:p>
          </table:table-cell>
          <table:table-cell table:style-name="ce20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2-30_07-55-47_000.jpg</text:p>
          </table:table-cell>
          <table:table-cell table:style-name="ce19" office:value-type="string">
            <text:p>:m :PHOTO 起き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2-30_09-01-05_000.jpg</text:p>
          </table:table-cell>
          <table:table-cell table:style-name="ce9" office:value-type="string">
            <text:p>:m #*# RES / JVEMV6 64#140-7.1 / 『和田村常夜燈寄進浄瑠璃行着書控他』 / w=仕成方ニ而～迷惑とハ / p.~ / topic=~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#*# RES / JVEMV6 64#140-7.1 / 『和田村常夜燈寄進浄瑠璃行着書控他』 / w=仕成方ニ而～迷惑とハ / p.~ / topic=~,other=~">
            <text:p>:m #*# RES / JVEMV6 64#140-7.1 / 『和田村常夜燈寄進浄瑠璃行着書控他』 / w=仕成方ニ而～迷惑とハ / p.~ / 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2-30_12-06-59_000.jpg</text:p>
          </table:table-cell>
          <table:table-cell table:style-name="ce19" office:value-type="string">
            <text:p>:m RES 1-2*5 / free# JVEMV6 68#_142:1 / 68. theoretical-physics(tp) / w=~,topics=ローラン展開；留数(eman),other=~,s=~,i=~,doc=r-9-1~8</text:p>
          </table:table-cell>
          <table:table-cell table:style-name="ce12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RES 1-2*5 / free# JVEMV6 68#_142:1 / 68. theoretical-physics(tp) / w=~,topics=ローラン展開；留数(eman),other=~,s=~,i=~,doc=r-9-1~8">
            <text:p>:m RES 1-2*5 / free# JVEMV6 68#_142:1 / 68. theoretical-physics(tp) / w=~,topics=ローラン展開；留数(eman),other=~,s=~,i=~,doc=r-9-1~8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1-12-30_12-07-24_000.jpg</text:p>
          </table:table-cell>
          <table:table-cell table:style-name="ce19" office:value-type="string">
            <text:p>:m RES 3-4*5 / free# JVEMV6 68#_142:1 / 68. theoretical-physics(tp) / w=~,topics=ローラン展開；留数(eman),other=i+;i+,s=~,i=~,doc=r-9-1~8</text:p>
          </table:table-cell>
          <table:table-cell table:style-name="ce19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RES 3-4*5 / free# JVEMV6 68#_142:1 / 68. theoretical-physics(tp) / w=~,topics=ローラン展開；留数(eman),other=i+;i+,s=~,i=~,doc=r-9-1~8">
            <text:p>:m RES 3-4*5 / free# JVEMV6 68#_142:1 / 68. theoretical-physics(tp) / w=~,topics=ローラン展開；留数(eman),other=i+;i+,s=~,i=~,doc=r-9-1~8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1-12-30_12-07-57_000.jpg</text:p>
          </table:table-cell>
          <table:table-cell table:style-name="ce9" office:value-type="string">
            <text:p>:m RES 5*5 / free# JVEMV6 68#_142:1 / 68. theoretical-physics(tp) / w=~,topics=ローラン展開；留数(eman),other=~,s=~,i=~,doc=r-9-1~8</text:p>
          </table:table-cell>
          <table:table-cell table:style-name="ce19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RES 5*5 / free# JVEMV6 68#_142:1 / 68. theoretical-physics(tp) / w=~,topics=ローラン展開；留数(eman),other=~,s=~,i=~,doc=r-9-1~8">
            <text:p>:m RES 5*5 / free# JVEMV6 68#_142:1 / 68. theoretical-physics(tp) / w=~,topics=ローラン展開；留数(eman),other=~,s=~,i=~,doc=r-9-1~8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1-12-30_12-37-46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1-12-30_14-17-59_000.jpg</text:p>
          </table:table-cell>
          <table:table-cell table:style-name="ce9" office:value-type="string">
            <text:p>:m #*# RES / JVEMV6 64#140-7.1 / 『和田村常夜燈寄進浄瑠璃行着書控他』 / w=申上間敷～右之段相行着候 / p.~ / topic=~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#*# RES / JVEMV6 64#140-7.1 / 『和田村常夜燈寄進浄瑠璃行着書控他』 / w=申上間敷～右之段相行着候 / p.~ / topic=~,other=~">
            <text:p>:m #*# RES / JVEMV6 64#140-7.1 / 『和田村常夜燈寄進浄瑠璃行着書控他』 / w=申上間敷～右之段相行着候 / p.~ / 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1-12-30_17-06-25_000.jpg</text:p>
          </table:table-cell>
          <table:table-cell table:style-name="ce19" office:value-type="string">
            <text:p>:m RES 1*3 / free# JVEMV6 68#_142:2 / 68. theoretical-physics(tp) / w=(f(z)=1/((z-1)(z-3))),topics=留数(eman),other=calc+;calc+,s=~,i=~,doc=r-9-1~8#6</text:p>
          </table:table-cell>
          <table:table-cell table:style-name="ce19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:m RES 1*3 / free# JVEMV6 68#_142:2 / 68. theoretical-physics(tp) / w=(f(z)=1/((z-1)(z-3))),topics=留数(eman),other=calc+;calc+,s=~,i=~,doc=r-9-1~8#6">
            <text:p>:m RES 1*3 / free# JVEMV6 68#_142:2 / 68. theoretical-physics(tp) / w=(f(z)=1/((z-1)(z-3))),topics=留数(eman),other=calc+;calc+,s=~,i=~,doc=r-9-1~8#6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 office:value-type="string">
            <text:p>2021-12-30_17-06-59_000.jpg</text:p>
          </table:table-cell>
          <table:table-cell table:style-name="ce19" office:value-type="string">
            <text:p>:m RES 2*3 / free# JVEMV6 68#_142:2 / 68. theoretical-physics(tp) / w=~,topics=留数(eman),other=q+:(|a|/|b|=|a/b|),s=~,i=~,doc=r-9-1~8#6;8.1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m RES 2*3 / free# JVEMV6 68#_142:2 / 68. theoretical-physics(tp) / w=~,topics=留数(eman),other=q+:(|a|/|b|=|a/b|),s=~,i=~,doc=r-9-1~8#6;8.1">
            <text:p>:m RES 2*3 / free# JVEMV6 68#_142:2 / 68. theoretical-physics(tp) / w=~,topics=留数(eman),other=q+:(|a|/|b|=|a/b|),s=~,i=~,doc=r-9-1~8#6;8.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1-12-30_17-07-23_000.jpg</text:p>
          </table:table-cell>
          <table:table-cell table:style-name="ce19" office:value-type="string">
            <text:p>:m RES 3*3 / free# JVEMV6 68#_142:2 / 68. theoretical-physics(tp) / w=~,topics=留数(eman),other=calc+:(|a|=|-a|),s=~,i=~,doc=r-9-1~8#6;8.1</text:p>
          </table:table-cell>
          <table:table-cell table:style-name="ce21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m RES 3*3 / free# JVEMV6 68#_142:2 / 68. theoretical-physics(tp) / w=~,topics=留数(eman),other=calc+:(|a|=|-a|),s=~,i=~,doc=r-9-1~8#6;8.1">
            <text:p>:m RES 3*3 / free# JVEMV6 68#_142:2 / 68. theoretical-physics(tp) / w=~,topics=留数(eman),other=calc+:(|a|=|-a|),s=~,i=~,doc=r-9-1~8#6;8.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 office:value-type="string">
            <text:p>2021-12-30_17-34-00_000.jpg</text:p>
          </table:table-cell>
          <table:table-cell table:style-name="ce9" office:value-type="string">
            <text:p>:m #*# RES / JVEMV6 64#140-7.1 / 『和田村常夜燈寄進浄瑠璃行着書控他』 / w=運書付～長三郎殿 / p.~ / topic=~,other=~</text:p>
          </table:table-cell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m #*# RES / JVEMV6 64#140-7.1 / 『和田村常夜燈寄進浄瑠璃行着書控他』 / w=運書付～長三郎殿 / p.~ / topic=~,other=~">
            <text:p>:m #*# RES / JVEMV6 64#140-7.1 / 『和田村常夜燈寄進浄瑠璃行着書控他』 / w=運書付～長三郎殿 / p.~ / 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0]" office:value-type="string" office:string-value="N-35-35-28.683471 E-139-34-49.324951">
            <text:p>N-35-35-28.683471 E-139-34-49.324951</text:p>
          </table:table-cell>
          <table:table-cell table:style-name="ce5" office:value-type="string">
            <text:p>N-35-35-28.683471 E-139-34-49.324951</text:p>
          </table:table-cell>
          <table:table-cell table:style-name="ce40" table:formula="of:=IF([.E30]=&quot;&quot;;[.C30];CONCATENATE([.C30];&quot; / &quot;;[.E30]))" office:value-type="string" office:string-value=" / N-35-35-28.683471 E-139-34-49.324951">
            <text:p><text:s/>/ N-35-35-28.683471 E-139-34-49.32495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1]" office:value-type="string" office:string-value="N-35-35-28.697204 E-139-34-50.039062">
            <text:p>N-35-35-28.697204 E-139-34-50.039062</text:p>
          </table:table-cell>
          <table:table-cell table:style-name="ce5" office:value-type="string">
            <text:p>N-35-35-28.697204 E-139-34-50.039062</text:p>
          </table:table-cell>
          <table:table-cell table:style-name="ce40" table:formula="of:=IF([.E31]=&quot;&quot;;[.C31];CONCATENATE([.C31];&quot; / &quot;;[.E31]))" office:value-type="string" office:string-value=" / N-35-35-28.697204 E-139-34-50.039062">
            <text:p><text:s/>/ N-35-35-28.697204 E-139-34-50.039062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 table:formula="of:=[.F32]" office:value-type="string" office:string-value="N-35-31-21.367492 E-139-30-55.041503">
            <text:p>N-35-31-21.367492 E-139-30-55.041503</text:p>
          </table:table-cell>
          <table:table-cell table:style-name="ce5" office:value-type="string">
            <text:p>N-35-31-21.367492 E-139-30-55.041503</text:p>
          </table:table-cell>
          <table:table-cell table:style-name="ce40" table:formula="of:=IF([.E32]=&quot;&quot;;[.C32];CONCATENATE([.C32];&quot; / &quot;;[.E32]))" office:value-type="string" office:string-value=" / N-35-31-21.367492 E-139-30-55.041503">
            <text:p><text:s/>/ N-35-31-21.367492 E-139-30-55.04150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3]" office:value-type="string" office:string-value="N-35-31-21.367492 E-139-30-55.041503">
            <text:p>N-35-31-21.367492 E-139-30-55.041503</text:p>
          </table:table-cell>
          <table:table-cell table:style-name="ce5" office:value-type="string">
            <text:p>N-35-31-21.367492 E-139-30-55.041503</text:p>
          </table:table-cell>
          <table:table-cell table:style-name="ce40" table:formula="of:=IF([.E33]=&quot;&quot;;[.C33];CONCATENATE([.C33];&quot; / &quot;;[.E33]))" office:value-type="string" office:string-value=" / N-35-31-21.367492 E-139-30-55.041503">
            <text:p><text:s/>/ N-35-31-21.367492 E-139-30-55.04150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 office:value-type="string">
            <text:p>N-35-35-28.710937 E-139-34-49.379882</text:p>
          </table:table-cell>
          <table:table-cell table:style-name="ce40" table:formula="of:=IF([.E34]=&quot;&quot;;[.C34];CONCATENATE([.C34];&quot; / &quot;;[.E3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 office:value-type="string">
            <text:p>N-35-35-28.697204 E-139-34-49.270019</text:p>
          </table:table-cell>
          <table:table-cell table:style-name="ce40" table:formula="of:=IF([.E35]=&quot;&quot;;[.C35];CONCATENATE([.C35];&quot; / &quot;;[.E3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 office:value-type="string">
            <text:p>N-35-35-28.683471 E-139-34-49.270019</text:p>
          </table:table-cell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12"/>
          <table:table-cell table:style-name="ce5"/>
          <table:table-cell table:style-name="ce5" office:value-type="string">
            <text:p>N-35-35-28.669738 E-139-34-49.599609</text:p>
          </table:table-cell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 office:value-type="string">
            <text:p>N-35-35-28.642272 E-139-34-49.379882</text:p>
          </table:table-cell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 office:value-type="string">
            <text:p>N-35-35-28.683471 E-139-34-49.324951</text:p>
          </table:table-cell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/>
          <table:table-cell table:style-name="ce5" office:value-type="string">
            <text:p>N-35-35-28.710937 E-139-34-49.270019</text:p>
          </table:table-cell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12"/>
          <table:table-cell table:style-name="ce5"/>
          <table:table-cell table:style-name="ce5" office:value-type="string">
            <text:p>N-35-35-28.710937 E-139-34-49.379882</text:p>
          </table:table-cell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21"/>
          <table:table-cell table:style-name="ce5"/>
          <table:table-cell table:style-name="ce5" office:value-type="string">
            <text:p>N-35-35-28.62854 E-139-34-49.270019</text:p>
          </table:table-cell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 office:value-type="string">
            <text:p>N-35-35-28.642272 E-139-34-49.654541</text:p>
          </table:table-cell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31">2021/12/31</text:date>, <text:time>00:45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2-31T00:45:16.90</dc:date>
    <dc:creator>iwabuchi ken</dc:creator>
    <meta:editing-duration>P41DT12H6M17S</meta:editing-duration>
    <meta:editing-cycles>14120</meta:editing-cycles>
    <meta:document-statistic meta:table-count="1" meta:cell-count="456" meta:object-count="0"/>
    <meta:user-defined meta:name="qrichtext">1</meta:user-defined>
  </office:meta>
</office:document-meta>
</file>